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53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786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-color="#ffffff" draw:opacity="0%" draw:opacity-name="" draw:textarea-horizontal-align="justify" draw:textarea-vertical-align="middle" draw:auto-grow-height="false" fo:min-height="7.723cm" fo:min-width="3.409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draw:marker-end="Half_20_Arrow_20_Left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" fo:font-size="12pt" style:font-name-asian="SimSun" style:font-size-asian="12pt" style:font-size-complex="12pt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text-properties style:font-name="SimSun" fo:font-size="13pt" style:font-name-asian="SimSun" style:font-size-asian="13pt" style:font-size-complex="13pt"/>
    </style:style>
    <style:style style:name="P5" style:family="paragraph">
      <loext:graphic-properties draw:fill="none" draw:fill-color="#ffffff"/>
      <style:text-properties style:font-name="SimSun" fo:font-size="13pt" style:font-name-asian="SimSun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SimSun" fo:font-size="12pt" style:font-name-asian="SimSun" style:font-size-asian="12pt" style:font-size-complex="12pt"/>
    </style:style>
    <style:style style:name="T2" style:family="text">
      <style:text-properties style:font-name="SimSun" fo:font-size="13pt" style:font-name-asian="SimSun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2.524cm" svg:y="2.905cm">
          <text:p text:style-name="P1"><text:span text:style-name="T1">应用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2.524cm" svg:y="4.556cm">
          <text:p text:style-name="P1"><text:span text:style-name="T1">传输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2.524cm" svg:y="6.334cm">
          <text:p text:style-name="P1"><text:span text:style-name="T1">网络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635cm" svg:x="2.397cm" svg:y="8.239cm">
          <text:p text:style-name="P1"><text:span text:style-name="T1">网络接口层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37cm" svg:height="8.001cm" svg:x="1.635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64cm" svg:height="0.762cm" svg:x="1.889cm" svg:y="9.636cm">
          <draw:text-box>
            <text:p text:style-name="P4"><text:span text:style-name="T2">TCP/IP 4</text:span><text:span text:style-name="T2">层模型</text:span></text:p>
          </draw:text-box>
        </draw:frame>
        <draw:line draw:style-name="gr5" draw:text-style-name="P6" draw:layer="layout" svg:x1="4.556cm" svg:y1="3.159cm" svg:x2="6.969cm" svg:y2="3.159cm">
          <text:p/>
        </draw:line>
        <draw:custom-shape draw:style-name="gr1" draw:text-style-name="P2" draw:layer="layout" svg:width="2.032cm" svg:height="0.635cm" svg:x="7.35cm" svg:y="2.778cm">
          <text:p text:style-name="P1"><text:span text:style-name="T1">应用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7.35cm" svg:y="4.556cm">
          <text:p text:style-name="P1"><text:span text:style-name="T1">传输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7.35cm" svg:y="6.334cm">
          <text:p text:style-name="P1"><text:span text:style-name="T1">网络层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556cm" svg:y1="4.937cm" svg:x2="6.969cm" svg:y2="4.937cm">
          <text:p/>
        </draw:line>
        <draw:line draw:style-name="gr5" draw:text-style-name="P6" draw:layer="layout" svg:x1="4.556cm" svg:y1="6.715cm" svg:x2="6.969cm" svg:y2="6.715cm">
          <text:p/>
        </draw:line>
        <draw:line draw:style-name="gr5" draw:text-style-name="P6" draw:layer="layout" svg:x1="4.683cm" svg:y1="8.493cm" svg:x2="7.096cm" svg:y2="8.493cm">
          <text:p/>
        </draw:line>
        <draw:custom-shape draw:style-name="gr2" draw:text-style-name="P2" draw:layer="layout" svg:width="2.286cm" svg:height="0.635cm" svg:x="7.096cm" svg:y="7.858cm">
          <text:p text:style-name="P1"><text:span text:style-name="T1">数据链路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635cm" svg:x="7.096cm" svg:y="8.493cm">
          <text:p text:style-name="P1"><text:span text:style-name="T1">物理层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37cm" svg:height="8.001cm" svg:x="6.461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64cm" svg:height="0.762cm" svg:x="6.588cm" svg:y="9.636cm">
          <draw:text-box>
            <text:p text:style-name="P4"><text:span text:style-name="T2">TCP/IP 5</text:span><text:span text:style-name="T2">层模型</text:span></text:p>
          </draw:text-box>
        </draw:frame>
        <draw:custom-shape draw:style-name="gr1" draw:text-style-name="P2" draw:layer="layout" svg:width="2.032cm" svg:height="0.635cm" svg:x="11.795cm" svg:y="2.905cm">
          <text:p text:style-name="P1"><text:span text:style-name="T1">表示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11.795cm" svg:y="4.556cm">
          <text:p text:style-name="P1"><text:span text:style-name="T1">传输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11.795cm" svg:y="6.334cm">
          <text:p text:style-name="P1"><text:span text:style-name="T1">网络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635cm" svg:x="11.668cm" svg:y="7.858cm">
          <text:p text:style-name="P1"><text:span text:style-name="T1">数据链路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635cm" svg:x="11.668cm" svg:y="8.493cm">
          <text:p text:style-name="P1"><text:span text:style-name="T1">物理层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37cm" svg:height="8.001cm" svg:x="10.90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175cm" svg:height="0.762cm" svg:x="11.414cm" svg:y="9.636cm">
          <draw:text-box>
            <text:p text:style-name="P4"><text:span text:style-name="T2">OSI 7</text:span><text:span text:style-name="T2">层模型</text:span></text:p>
          </draw:text-box>
        </draw:frame>
        <draw:line draw:style-name="gr5" draw:text-style-name="P6" draw:layer="layout" svg:x1="9.382cm" svg:y1="3.159cm" svg:x2="11.795cm" svg:y2="3.159cm">
          <text:p/>
        </draw:line>
        <draw:line draw:style-name="gr5" draw:text-style-name="P6" draw:layer="layout" svg:x1="9.382cm" svg:y1="4.937cm" svg:x2="11.795cm" svg:y2="4.937cm">
          <text:p/>
        </draw:line>
        <draw:line draw:style-name="gr5" draw:text-style-name="P6" draw:layer="layout" svg:x1="9.382cm" svg:y1="6.715cm" svg:x2="11.795cm" svg:y2="6.715cm">
          <text:p/>
        </draw:line>
        <draw:line draw:style-name="gr5" draw:text-style-name="P6" draw:layer="layout" svg:x1="9.382cm" svg:y1="8.747cm" svg:x2="11.795cm" svg:y2="8.747cm">
          <text:p/>
        </draw:line>
        <draw:line draw:style-name="gr5" draw:text-style-name="P6" draw:layer="layout" svg:x1="9.382cm" svg:y1="8.112cm" svg:x2="11.795cm" svg:y2="8.112cm">
          <text:p/>
        </draw:line>
        <draw:custom-shape draw:style-name="gr1" draw:text-style-name="P2" draw:layer="layout" svg:width="2.032cm" svg:height="0.635cm" svg:x="11.795cm" svg:y="2.27cm">
          <text:p text:style-name="P1"><text:span text:style-name="T1">应用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11.795cm" svg:y="3.54cm">
          <text:p text:style-name="P1"><text:span text:style-name="T1">会话层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-10 0 10 15" svg:d="M0 0zM-5 0l-5 15h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23:03:53.935431377</meta:creation-date>
    <dc:date>2020-05-07T23:15:28.757678441</dc:date>
    <meta:editing-duration>PT4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